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1840ad" officeooo:paragraph-rsid="001840ad"/>
    </style:style>
    <style:style style:name="P2" style:family="paragraph" style:parent-style-name="Text_20_body">
      <style:text-properties officeooo:rsid="001a4bf3" officeooo:paragraph-rsid="001a4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частие:</text:p>
      <text:p text:style-name="P2">Если вы хотите участвовать на мероприятии как спонсор то пожалуйста передите по ссылке в описании или же в раздел контакты. С вами лично обсудят этот вопрос организаторы мероприятия или же их помощник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53:42.079860371</meta:creation-date>
    <dc:date>2019-09-20T15:27:23.164528798</dc:date>
    <meta:editing-duration>PT11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3" meta:character-count="211" meta:non-whitespace-character-count="179"/>
  </office:meta>
</office:document-meta>
</file>